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200000118E1E59272969C3482.png" manifest:media-type="image/png"/>
  <manifest:file-entry manifest:full-path="Pictures/100002010000073300000469A57CAE118D2299A5.png" manifest:media-type="image/png"/>
  <manifest:file-entry manifest:full-path="Pictures/100002010000012C0000013644EBD6197F30D8AD.png" manifest:media-type="image/png"/>
  <manifest:file-entry manifest:full-path="Pictures/10000201000000A300000165C0EFF5FB0B031C2A.png" manifest:media-type="image/png"/>
  <manifest:file-entry manifest:full-path="Pictures/10000201000000EF000000F27634C5F358F737E9.png" manifest:media-type="image/png"/>
  <manifest:file-entry manifest:full-path="Pictures/100002010000014100000148888E84F69A4468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0.488cm" fo:min-width="3.438cm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0.47cm" fo:min-width="4.652cm"/>
    </style:style>
    <style:style style:name="gr4" style:family="graphic" style:parent-style-name="standard">
      <style:graphic-properties svg:stroke-color="#ff3333" draw:fill-color="#ff9999" draw:textarea-horizontal-align="justify" draw:textarea-vertical-align="middle" draw:auto-grow-height="false" fo:min-height="0.45cm" fo:min-width="4.488cm"/>
    </style:style>
    <style:style style:name="gr5" style:family="graphic" style:parent-style-name="standard">
      <style:graphic-properties svg:stroke-color="#ff3333" draw:fill-color="#ff9999" draw:textarea-horizontal-align="justify" draw:textarea-vertical-align="middle" draw:auto-grow-height="false" fo:min-height="0.513cm" fo:min-width="3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00cc33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-color="#00cc33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ff9999"/>
      <style:paragraph-properties fo:text-align="center"/>
      <style:text-properties fo:font-size="10.5pt" style:font-size-asian="10.5pt" style:font-size-complex="10.5pt"/>
    </style:style>
    <style:style style:name="P6" style:family="paragraph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8" style:family="paragraph"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="none" draw:fill-color="#ffffff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6cm" svg:height="3.889cm" svg:x="1.494cm" svg:y="5.349cm">
          <draw:image xlink:href="Pictures/100002010000014100000148888E84F69A4468C1.png" xlink:type="simple" xlink:show="embed" xlink:actuate="onLoad">
            <text:p/>
          </draw:image>
        </draw:frame>
        <draw:frame draw:style-name="gr1" draw:text-style-name="P1" draw:layer="layout" svg:width="3.7cm" svg:height="3.746cm" svg:x="22.8cm" svg:y="5.654cm">
          <draw:image xlink:href="Pictures/10000201000000EF000000F27634C5F358F737E9.png" xlink:type="simple" xlink:show="embed" xlink:actuate="onLoad">
            <text:p/>
          </draw:image>
        </draw:frame>
        <draw:frame draw:style-name="gr1" draw:text-style-name="P1" draw:layer="layout" svg:width="1.512cm" svg:height="3.312cm" svg:x="11.188cm" svg:y="5.7cm">
          <draw:image xlink:href="Pictures/10000201000000A300000165C0EFF5FB0B031C2A.png" xlink:type="simple" xlink:show="embed" xlink:actuate="onLoad">
            <text:p/>
          </draw:image>
        </draw:frame>
        <draw:custom-shape draw:style-name="gr2" draw:text-style-name="P3" draw:layer="layout" svg:width="4.5cm" svg:height="1.475cm" svg:x="5.4cm" svg:y="5.8cm">
          <text:p text:style-name="P2"><text:span text:style-name="T1">HTT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5.888cm" svg:height="1.44cm" svg:x="15.1cm" svg:y="5.6cm">
          <text:p text:style-name="P1"><text:span text:style-name="T2">Database Fun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.7cm" svg:height="1.4cm" svg:x="15cm" svg:y="7.8cm">
          <text:p text:style-name="P2"><text:span text:style-name="T1">Resul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9cm" svg:height="1.525cm" svg:x="5cm" svg:y="7.7cm">
          <text:p text:style-name="P2"><text:span text:style-name="T1">HTTP Respons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78cm" svg:height="2.043cm" svg:x="3.422cm" svg:y="3.857cm">
          <draw:image xlink:href="Pictures/100002010000012C0000013644EBD6197F30D8AD.png" xlink:type="simple" xlink:show="embed" xlink:actuate="onLoad">
            <text:p/>
          </draw:image>
        </draw:frame>
        <draw:frame draw:style-name="gr1" draw:text-style-name="P1" draw:layer="layout" svg:width="3.956cm" svg:height="2.424cm" svg:x="10.144cm" svg:y="3.3cm">
          <draw:image xlink:href="Pictures/100002010000073300000469A57CAE118D2299A5.png" xlink:type="simple" xlink:show="embed" xlink:actuate="onLoad">
            <text:p/>
          </draw:image>
        </draw:frame>
        <draw:frame draw:style-name="gr1" draw:text-style-name="P1" draw:layer="layout" svg:width="5.243cm" svg:height="2.407cm" svg:x="21.6cm" svg:y="3.693cm">
          <draw:image xlink:href="Pictures/100002010000026200000118E1E59272969C3482.png" xlink:type="simple" xlink:show="embed" xlink:actuate="onLoad">
            <text:p/>
          </draw:image>
        </draw:frame>
        <draw:frame draw:style-name="gr6" draw:text-style-name="P7" draw:layer="layout" svg:width="3.347cm" svg:height="0.725cm" svg:x="1.253cm" svg:y="9.275cm">
          <draw:text-box>
            <text:p text:style-name="P6"><text:span text:style-name="T3">User (Browser)</text:span></text:p>
          </draw:text-box>
        </draw:frame>
        <draw:frame draw:style-name="gr6" draw:text-style-name="P9" draw:layer="layout" svg:width="2.712cm" svg:height="0.763cm" svg:x="10.5cm" svg:y="9.3cm">
          <draw:text-box>
            <text:p text:style-name="P8"><text:span text:style-name="T4">API Server</text:span></text:p>
          </draw:text-box>
        </draw:frame>
        <draw:frame draw:style-name="gr6" draw:text-style-name="P9" draw:layer="layout" svg:width="2.458cm" svg:height="0.763cm" svg:x="23.6cm" svg:y="9.3cm">
          <draw:text-box>
            <text:p text:style-name="P8"><text:span text:style-name="T4">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8:47:29.947379365</meta:creation-date>
    <dc:date>2018-02-07T19:04:24.224086358</dc:date>
    <meta:editing-duration>PT16M53S</meta:editing-duration>
    <meta:editing-cycles>5</meta:editing-cycles>
    <meta:generator>LibreOffice/6.0.0.3$Linux_X86_64 LibreOffice_project/64a0f66915f38c6217de274f0aa8e15618924765</meta:generator>
    <meta:document-statistic meta:object-count="13"/>
  </office:meta>
</office:document-meta>
</file>